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005cm"/>
    </style:style>
    <style:style style:name="pr2" style:family="presentation" style:parent-style-name="Blue-outline1">
      <style:graphic-properties draw:fill-color="#ffffff" draw:auto-grow-height="true" fo:min-height="11.87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005cm"/>
    </style:style>
    <style:style style:name="pr5" style:family="presentation" style:parent-style-name="Blue-outline1">
      <style:graphic-properties fo:min-height="11.87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xml:id="id1" draw:id="id1">
        <office:forms form:automatic-focus="false" form:apply-design-mode="false"/>
        <draw:frame presentation:style-name="pr1" draw:text-style-name="P1" draw:layer="layout" svg:width="24.299cm" svg:height="3.005cm" svg:x="1.254cm" svg:y="0cm" presentation:class="title" presentation:user-transformed="true">
          <draw:text-box>
            <text:p>技术分享</text:p>
          </draw:text-box>
        </draw:frame>
        <draw:frame presentation:style-name="pr2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负载均衡</text:p>
              </text:list-item>
              <text:list-item>
                <text:p>前端缓存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xml:id="id2" draw:id="id2">
        <office:forms form:automatic-focus="false" form:apply-design-mode="false"/>
        <draw:frame presentation:style-name="pr4" draw:layer="layout" svg:width="24.299cm" svg:height="3.005cm" svg:x="1.254cm" svg:y="0cm" presentation:class="title" presentation:user-transformed="true">
          <draw:text-box>
            <text:p>负载均衡</text:p>
          </draw:text-box>
        </draw:frame>
        <draw:frame presentation:style-name="pr5" draw:layer="layout" svg:width="24.299cm" svg:height="12.71cm" svg:x="1.701cm" svg:y="4.5cm" presentation:class="outline" presentation:user-transformed="true">
          <draw:text-box>
            <text:list text:style-name="L2">
              <text:list-item>
                <text:p>为什么要用负载均衡</text:p>
                <text:p>负载均衡 （Load Balancing） 负载均衡建立在现有网络结构之上，它提供了一种廉价有效透明的方法扩展网络设备和服务器的带宽、增加吞吐量、加强网络数据处理能力、提高网络的灵活性和可用性。</text:p>
                <text:p>DNS负载均衡 , 代理服务器，地址转换网关，协议内部支持负载均衡 ，NAT负载均衡 ，<text:span text:style-name="T1">反向代理负载均衡</text:span> </text:p>
              </text:list-item>
            </text:list>
          </draw:text-box>
        </draw:frame>
        <anim:par presentation:node-type="timing-root">
          <anim:par smil:begin="id2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xml:id="id3" draw:id="id3">
        <office:forms form:automatic-focus="false" form:apply-design-mode="false"/>
        <draw:frame presentation:style-name="pr4" draw:layer="layout" svg:width="24.299cm" svg:height="3.005cm" svg:x="1.254cm" svg:y="0cm" presentation:class="title" presentation:user-transformed="true">
          <draw:text-box>
            <text:p>反向代理负载均衡 </text:p>
          </draw:text-box>
        </draw:frame>
        <draw:frame presentation:style-name="pr5" draw:layer="layout" svg:width="24.299cm" svg:height="15.143cm" svg:x="1.35cm" svg:y="4.212cm" presentation:class="outline" presentation:user-transformed="true">
          <draw:text-box draw:corner-radius="0.15cm">
            <text:list text:style-name="L2">
              <text:list-item>
                <text:p>Nginx</text:p>
                <text:p><text:a xlink:href="http://nginx.org/">http://nginx.org/</text:a></text:p>
                <text:p>http://wiki.nginx.org/Chs（中文wiki）</text:p>
              </text:list-item>
              <text:list-item>
                <text:p>Haproxy</text:p>
                <text:p>可靠的高性能的tcp/http负载均衡器</text:p>
                <text:p>http://haproxy.1wt.eu/</text:p>
              </text:list-item>
              <text:list-item>
                <text:p>LVS</text:p>
              </text:list-item>
              <text:list-item>
                <text:p/>
              </text:list-item>
              <text:list-item>
                <text:p>几个负载均衡软件比较http://xianjianyi.blog.51cto.com/837040/259792</text:p>
              </text:list-item>
            </text:list>
          </draw:text-box>
        </draw:frame>
        <anim:par presentation:node-type="timing-root">
          <anim:par smil:begin="id3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xml:id="id4" draw:id="id4">
        <office:forms form:automatic-focus="false" form:apply-design-mode="false"/>
        <draw:frame presentation:style-name="pr4" draw:layer="layout" svg:width="24.299cm" svg:height="3.005cm" svg:x="1.254cm" svg:y="0cm" presentation:class="title">
          <draw:text-box>
            <text:p>如何选择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几个负载均衡软件比较http://xianjianyi.blog.51cto.com/837040/259792</text:p>
              </text:list-item>
              <text:list-item>
                <text:p>Haproxy VS Nginx 均衡负载/反向代理性能哪个牛？<text:a xlink:href="http://www.oschina.net/question/17_4121">http://www.oschina.net/question/17_4121</text:a></text:p>
              </text:list-item>
              <text:list-item>
                <text:p>nginx功能多配置灵活，haproxy更专业一点</text:p>
              </text:list-item>
            </text:list>
          </draw:text-box>
        </draw:frame>
        <anim:par presentation:node-type="timing-root">
          <anim:par smil:begin="id4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xml:id="id5" draw:id="id5">
        <office:forms form:automatic-focus="false" form:apply-design-mode="false"/>
        <draw:frame presentation:style-name="pr4" draw:layer="layout" svg:width="24.299cm" svg:height="3.005cm" svg:x="1.254cm" svg:y="0cm" presentation:class="title" presentation:user-transformed="true">
          <draw:text-box>
            <text:p>haproxy下载安装</text:p>
          </draw:text-box>
        </draw:frame>
        <draw:frame presentation:style-name="pr5" draw:layer="layout" svg:width="24.299cm" svg:height="13.156cm" svg:x="1.35cm" svg:y="4.212cm" presentation:class="outline" presentation:user-transformed="true">
          <draw:text-box>
            <text:list text:style-name="L2">
              <text:list-item>
                <text:p>下载</text:p>
                <text:p>http://haproxy.1wt.eu/#down</text:p>
              </text:list-item>
              <text:list-item>
                <text:p>安装</text:p>
                <text:p>sudo mkdir /usr/local/haproxy</text:p>
                <text:p>tar -zxvf haproxy-1.4.16.tar.gz</text:p>
                <text:p>cd haproxy-1.4.16/</text:p>
                <text:p>make TARGET=linux26 ARCH=x86_64 PREFIX=/usr/local/haproxy/</text:p>
                <text:p>make install PREFIX=/usr/local/haproxy</text:p>
              </text:list-item>
            </text:list>
          </draw:text-box>
        </draw:frame>
        <anim:par presentation:node-type="timing-root">
          <anim:par smil:begin="id5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xml:id="id6" draw:id="id6">
        <office:forms form:automatic-focus="false" form:apply-design-mode="false"/>
        <draw:frame presentation:style-name="pr4" draw:layer="layout" svg:width="24.299cm" svg:height="3.005cm" svg:x="1.254cm" svg:y="0cm" presentation:class="title">
          <draw:text-box>
            <text:p>haproxy配置/启动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配置</text:p>
                <text:p>/usr/local/haproxy/haproxy.cfg</text:p>
              </text:list-item>
              <text:list-item>
                <text:p>启动</text:p>
                <text:p>/usr/local/haproxy/sbin/haproxy -f /usr/local/haproxy/haproxy.cfg</text:p>
              </text:list-item>
            </text:list>
          </draw:text-box>
        </draw:frame>
        <anim:par presentation:node-type="timing-root">
          <anim:par smil:begin="id6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xml:id="id7" draw:id="id7">
        <office:forms form:automatic-focus="false" form:apply-design-mode="false"/>
        <draw:frame presentation:style-name="pr4" draw:layer="layout" svg:width="24.299cm" svg:height="3.005cm" svg:x="1.254cm" svg:y="0cm" presentation:class="title">
          <draw:text-box>
            <text:p>haproxy测试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检查是否已启动</text:p>
                <text:p>ps aux|grep haproxy</text:p>
              </text:list-item>
              <text:list-item>
                <text:p>配置两台后端服务器</text:p>
                <text:p>debian-lamp <text:s/>debian-lamp2</text:p>
                <text:p>每个服务器的index.html是不同的内容</text:p>
                <text:p>用2个浏览器访问，http://localhost:81/,，会看到不同的结果，说明负载均衡制作完毕</text:p>
              </text:list-item>
            </text:list>
          </draw:text-box>
        </draw:frame>
        <anim:par presentation:node-type="timing-root">
          <anim:par smil:begin="id7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Blue-outline3" style:family="presentation" style:parent-style-name="Blu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Blue-outline4" style:family="presentation" style:parent-style-name="Blu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Blue-outline5" style:family="presentation" style:parent-style-name="Blu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Blue-outline6" style:family="presentation" style:parent-style-name="Blu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Blue-outline7" style:family="presentation" style:parent-style-name="Blu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Blue-outline8" style:family="presentation" style:parent-style-name="Blu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Blue-outline9" style:family="presentation" style:parent-style-name="Blu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Blue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09-07T11:09:43</meta:creation-date>
    <dc:language>fi-FI</dc:language>
    <meta:editing-cycles>15</meta:editing-cycles>
    <meta:editing-duration>PT2H40M21S</meta:editing-duration>
    <meta:initial-creator>tangboqi </meta:initial-creator>
    <dc:date>2011-09-07T18:22:45</dc:date>
    <dc:creator>tangboqi 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Blue.otp"/>
  </office:meta>
</office:document-meta>
</file>